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Text_20_body">
      <style:text-properties fo:font-style="normal" officeooo:rsid="004ca59c" officeooo:paragraph-rsid="004ca59c" style:font-style-asian="normal" style:font-style-complex="normal"/>
    </style:style>
    <style:style style:name="P2" style:family="paragraph" style:parent-style-name="Text_20_body">
      <style:text-properties fo:font-style="normal" officeooo:rsid="00508d45" officeooo:paragraph-rsid="00508d45" style:font-style-asian="normal" style:font-style-complex="normal"/>
    </style:style>
    <style:style style:name="P3" style:family="paragraph" style:parent-style-name="Text_20_body">
      <style:text-properties fo:font-style="normal" officeooo:rsid="00520e3a" officeooo:paragraph-rsid="00520e3a" style:font-style-asian="normal" style:font-style-complex="normal"/>
    </style:style>
    <style:style style:name="P4" style:family="paragraph" style:parent-style-name="Text_20_body">
      <style:text-properties fo:font-style="normal" officeooo:rsid="00541807" officeooo:paragraph-rsid="00541807" style:font-style-asian="normal" style:font-style-complex="normal"/>
    </style:style>
    <style:style style:name="P5" style:family="paragraph" style:parent-style-name="Text_20_body">
      <style:text-properties fo:font-style="normal" officeooo:rsid="00567059" officeooo:paragraph-rsid="00567059" style:font-style-asian="normal" style:font-style-complex="normal"/>
    </style:style>
    <style:style style:name="P6" style:family="paragraph" style:parent-style-name="Text_20_body">
      <style:text-properties fo:font-style="normal" officeooo:rsid="0058d2c9" officeooo:paragraph-rsid="0058d2c9" style:font-style-asian="normal" style:font-style-complex="normal"/>
    </style:style>
    <style:style style:name="P7" style:family="paragraph" style:parent-style-name="Text_20_body">
      <style:text-properties fo:font-style="normal" officeooo:rsid="0059cf72" officeooo:paragraph-rsid="0059cf72" style:font-style-asian="normal" style:font-style-complex="normal"/>
    </style:style>
    <style:style style:name="P8" style:family="paragraph" style:parent-style-name="Text_20_body">
      <style:text-properties fo:font-style="normal" officeooo:rsid="007ceaef" officeooo:paragraph-rsid="007ceaef" style:font-style-asian="normal" style:font-style-complex="normal"/>
    </style:style>
    <style:style style:name="P9" style:family="paragraph" style:parent-style-name="Text_20_body">
      <style:text-properties officeooo:rsid="005d2c44" officeooo:paragraph-rsid="005da60e"/>
    </style:style>
    <style:style style:name="P10" style:family="paragraph" style:parent-style-name="Text_20_body">
      <style:text-properties officeooo:rsid="005f2f6b" officeooo:paragraph-rsid="005f2f6b"/>
    </style:style>
    <style:style style:name="P11" style:family="paragraph" style:parent-style-name="Text_20_body">
      <style:text-properties officeooo:rsid="0064b266" officeooo:paragraph-rsid="0065b3c5"/>
    </style:style>
    <style:style style:name="P12" style:family="paragraph" style:parent-style-name="Text_20_body">
      <style:text-properties officeooo:rsid="006f05d9" officeooo:paragraph-rsid="006f05d9"/>
    </style:style>
    <style:style style:name="P13" style:family="paragraph" style:parent-style-name="Normal">
      <style:paragraph-properties fo:margin-top="0.1665in" fo:margin-bottom="0in" style:contextual-spacing="false"/>
      <style:text-properties officeooo:paragraph-rsid="006f05d9"/>
    </style:style>
    <style:style style:name="P14" style:family="paragraph" style:parent-style-name="Text_20_body">
      <style:text-properties officeooo:rsid="0061c3c4" officeooo:paragraph-rsid="0061c3c4"/>
    </style:style>
    <style:style style:name="P15" style:family="paragraph" style:parent-style-name="Text_20_body">
      <style:text-properties officeooo:rsid="0068cadc" officeooo:paragraph-rsid="0068cadc"/>
    </style:style>
    <style:style style:name="P16" style:family="paragraph" style:parent-style-name="Text_20_body">
      <style:text-properties officeooo:rsid="006b8ca6" officeooo:paragraph-rsid="006b8ca6"/>
    </style:style>
    <style:style style:name="P17" style:family="paragraph" style:parent-style-name="Text_20_body">
      <style:text-properties officeooo:rsid="007ceaef" officeooo:paragraph-rsid="007ceaef"/>
    </style:style>
    <style:style style:name="P18" style:family="paragraph" style:parent-style-name="Heading_20_1" style:master-page-name="MP0">
      <style:paragraph-properties style:page-number="auto" fo:break-before="page"/>
    </style:style>
    <style:style style:name="P19" style:family="paragraph" style:parent-style-name="Heading_20_1">
      <style:text-properties officeooo:rsid="00502c16" officeooo:paragraph-rsid="00502c16"/>
    </style:style>
    <style:style style:name="P20" style:family="paragraph" style:parent-style-name="Heading_20_2">
      <style:text-properties fo:font-style="normal" officeooo:rsid="005c6e23" officeooo:paragraph-rsid="005c6e23" style:font-style-asian="normal" style:font-style-complex="normal"/>
    </style:style>
    <style:style style:name="P21" style:family="paragraph" style:parent-style-name="Heading_20_2">
      <style:text-properties fo:font-style="normal" officeooo:rsid="007ceaef" officeooo:paragraph-rsid="007ceaef" style:font-style-asian="normal" style:font-style-complex="normal"/>
    </style:style>
    <style:style style:name="P22" style:family="paragraph" style:parent-style-name="Heading_20_2">
      <style:text-properties officeooo:rsid="005d2c44" officeooo:paragraph-rsid="005d2c44"/>
    </style:style>
    <style:style style:name="P23" style:family="paragraph" style:parent-style-name="Heading_20_2">
      <style:text-properties officeooo:rsid="005f2f6b" officeooo:paragraph-rsid="005f2f6b"/>
    </style:style>
    <style:style style:name="P24" style:family="paragraph" style:parent-style-name="Heading_20_2">
      <style:text-properties officeooo:rsid="0064b266" officeooo:paragraph-rsid="0064b266"/>
    </style:style>
    <style:style style:name="P25" style:family="paragraph" style:parent-style-name="Heading_20_2">
      <style:text-properties officeooo:rsid="006f05d9" officeooo:paragraph-rsid="006f05d9"/>
    </style:style>
    <style:style style:name="T1" style:family="text">
      <style:text-properties fo:font-style="italic" style:font-style-asian="italic" style:font-style-complex="italic"/>
    </style:style>
    <style:style style:name="T2" style:family="text">
      <style:text-properties fo:font-style="italic" officeooo:rsid="004e47e0" style:font-style-asian="italic" style:font-style-complex="italic"/>
    </style:style>
    <style:style style:name="T3" style:family="text">
      <style:text-properties fo:font-style="italic" officeooo:rsid="00520e3a"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c6282"/>
    </style:style>
    <style:style style:name="T6" style:family="text">
      <style:text-properties fo:font-style="normal" style:font-style-asian="normal" style:font-style-complex="normal"/>
    </style:style>
    <style:style style:name="T7" style:family="text">
      <style:text-properties fo:font-style="normal" officeooo:rsid="0060c233" style:font-style-asian="normal" style:font-style-complex="normal"/>
    </style:style>
    <style:style style:name="T8" style:family="text">
      <style:text-properties fo:font-style="normal" officeooo:rsid="0071eb93" style:font-style-asian="normal" style:font-style-complex="normal"/>
    </style:style>
    <style:style style:name="T9" style:family="text">
      <style:text-properties fo:font-style="normal" officeooo:rsid="00837e9c"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61e8ad" style:font-style-asian="normal" style:font-weight-asian="normal" style:font-style-complex="normal" style:font-weight-complex="normal"/>
    </style:style>
    <style:style style:name="T13" style:family="text">
      <style:text-properties fo:font-style="normal" fo:font-weight="normal" officeooo:rsid="0064b266" style:font-style-asian="normal" style:font-weight-asian="normal" style:font-style-complex="normal" style:font-weight-complex="normal"/>
    </style:style>
    <style:style style:name="T14" style:family="text">
      <style:text-properties officeooo:rsid="004e47e0"/>
    </style:style>
    <style:style style:name="T15" style:family="text">
      <style:text-properties officeooo:rsid="00502c16"/>
    </style:style>
    <style:style style:name="T16" style:family="text">
      <style:text-properties officeooo:rsid="00520e3a"/>
    </style:style>
    <style:style style:name="T17" style:family="text">
      <style:text-properties officeooo:rsid="0052989b"/>
    </style:style>
    <style:style style:name="T18" style:family="text">
      <style:text-properties officeooo:rsid="0055c02e"/>
    </style:style>
    <style:style style:name="T19" style:family="text">
      <style:text-properties style:text-position="super 58%"/>
    </style:style>
    <style:style style:name="T20" style:family="text">
      <style:text-properties style:text-position="super 58%" fo:font-style="italic" style:font-style-asian="italic" style:font-style-complex="italic"/>
    </style:style>
    <style:style style:name="T21" style:family="text">
      <style:text-properties style:text-position="super 58%" fo:language="none" fo:country="none" fo:font-style="normal" fo:font-weight="normal" style:font-style-asian="normal" style:font-weight-asian="normal" style:font-style-complex="normal" style:font-weight-complex="normal"/>
    </style:style>
    <style:style style:name="T22" style:family="text">
      <style:text-properties style:text-position="0% 100%"/>
    </style:style>
    <style:style style:name="T23" style:family="text">
      <style:text-properties style:text-position="0% 100%" fo:font-style="italic" style:font-style-asian="italic" style:font-style-complex="italic"/>
    </style:style>
    <style:style style:name="T24" style:family="text">
      <style:text-properties style:text-position="0% 100%" officeooo:rsid="0058d2c9"/>
    </style:style>
    <style:style style:name="T25" style:family="text">
      <style:text-properties style:text-position="0% 100%" officeooo:rsid="005bc794"/>
    </style:style>
    <style:style style:name="T26" style:family="text">
      <style:text-properties style:text-position="0% 100%" officeooo:rsid="00637a36"/>
    </style:style>
    <style:style style:name="T27" style:family="text">
      <style:text-properties style:text-position="0% 100%" fo:language="none" fo:country="none" fo:font-style="normal" fo:font-weight="normal" style:font-style-asian="normal" style:font-weight-asian="normal" style:font-style-complex="normal" style:font-weight-complex="normal"/>
    </style:style>
    <style:style style:name="T28" style:family="text">
      <style:text-properties style:text-position="0% 100%" fo:language="none" fo:country="none" fo:font-style="normal" fo:font-weight="normal" officeooo:rsid="00699cf8" style:font-style-asian="normal" style:font-weight-asian="normal" style:font-style-complex="normal" style:font-weight-complex="normal"/>
    </style:style>
    <style:style style:name="T29" style:family="text">
      <style:text-properties style:text-position="0% 100%" fo:language="none" fo:country="none" fo:font-style="normal" fo:font-weight="normal" officeooo:rsid="006d17ee" style:font-style-asian="normal" style:font-weight-asian="normal" style:font-style-complex="normal" style:font-weight-complex="normal"/>
    </style:style>
    <style:style style:name="T30" style:family="text">
      <style:text-properties style:text-position="0% 100%" fo:language="none" fo:country="none" fo:font-style="normal" fo:font-weight="normal" officeooo:rsid="00791b74" style:font-style-asian="normal" style:font-weight-asian="normal" style:font-style-complex="normal" style:font-weight-complex="normal"/>
    </style:style>
    <style:style style:name="T31" style:family="text">
      <style:text-properties style:text-position="0% 100%" fo:language="none" fo:country="none" fo:font-style="normal" fo:font-weight="bold" style:font-style-asian="normal" style:font-weight-asian="bold" style:font-style-complex="normal" style:font-weight-complex="bold"/>
    </style:style>
    <style:style style:name="T32" style:family="text">
      <style:text-properties style:text-position="0% 100%" fo:language="none" fo:country="none" fo:font-style="normal" fo:font-weight="bold" officeooo:rsid="006b8ca6" style:font-style-asian="normal" style:font-weight-asian="bold" style:font-style-complex="normal" style:font-weight-complex="bold"/>
    </style:style>
    <style:style style:name="T33" style:family="text">
      <style:text-properties style:text-position="0% 100%" fo:language="none" fo:country="none" fo:font-style="italic" fo:font-weight="normal" officeooo:rsid="006d17ee" style:font-style-asian="italic" style:font-weight-asian="normal" style:font-style-complex="italic" style:font-weight-complex="normal"/>
    </style:style>
    <style:style style:name="T34" style:family="text">
      <style:text-properties fo:language="none" fo:country="none"/>
    </style:style>
    <style:style style:name="T35" style:family="text">
      <style:text-properties fo:language="none" fo:country="none" fo:font-style="normal" fo:font-weight="bold" style:font-style-asian="normal" style:font-weight-asian="bold" style:font-style-complex="normal" style:font-weight-complex="bold"/>
    </style:style>
    <style:style style:name="T36" style:family="text">
      <style:text-properties fo:language="none" fo:country="none" fo:font-style="normal" fo:font-weight="bold" officeooo:rsid="005da60e" style:font-style-asian="normal" style:font-weight-asian="bold" style:font-style-complex="normal" style:font-weight-complex="bold"/>
    </style:style>
    <style:style style:name="T37" style:family="text">
      <style:text-properties fo:language="none" fo:country="none" fo:font-style="normal" fo:font-weight="normal" style:font-style-asian="normal" style:font-weight-asian="normal" style:font-style-complex="normal" style:font-weight-complex="normal"/>
    </style:style>
    <style:style style:name="T38" style:family="text">
      <style:text-properties fo:language="none" fo:country="none" fo:font-style="normal" fo:font-weight="normal" officeooo:rsid="005da60e" style:font-style-asian="normal" style:font-weight-asian="normal" style:font-style-complex="normal" style:font-weight-complex="normal"/>
    </style:style>
    <style:style style:name="T39" style:family="text">
      <style:text-properties fo:language="none" fo:country="none" fo:font-style="normal" fo:font-weight="normal" officeooo:rsid="00637a36" style:font-style-asian="normal" style:font-weight-asian="normal" style:font-style-complex="normal" style:font-weight-complex="normal"/>
    </style:style>
    <style:style style:name="T40" style:family="text">
      <style:text-properties fo:language="none" fo:country="none" fo:font-style="normal" fo:font-weight="normal" officeooo:rsid="0064eb91" style:font-style-asian="normal" style:font-weight-asian="normal" style:font-style-complex="normal" style:font-weight-complex="normal"/>
    </style:style>
    <style:style style:name="T41" style:family="text">
      <style:text-properties fo:language="none" fo:country="none" fo:font-style="normal" fo:font-weight="normal" officeooo:rsid="0065b3c5" style:font-style-asian="normal" style:font-weight-asian="normal" style:font-style-complex="normal" style:font-weight-complex="normal"/>
    </style:style>
    <style:style style:name="T42" style:family="text">
      <style:text-properties fo:language="none" fo:country="none" fo:font-style="normal" fo:font-weight="normal" officeooo:rsid="00674496" style:font-style-asian="normal" style:font-weight-asian="normal" style:font-style-complex="normal" style:font-weight-complex="normal"/>
    </style:style>
    <style:style style:name="T43" style:family="text">
      <style:text-properties fo:language="none" fo:country="none" fo:font-style="normal" fo:font-weight="normal" officeooo:rsid="0064b266" style:font-style-asian="normal" style:font-weight-asian="normal" style:font-style-complex="normal" style:font-weight-complex="normal"/>
    </style:style>
    <style:style style:name="T44" style:family="text">
      <style:text-properties fo:language="none" fo:country="none" fo:font-style="normal" fo:font-weight="normal" officeooo:rsid="00735cfb" style:font-style-asian="normal" style:font-weight-asian="normal" style:font-style-complex="normal" style:font-weight-complex="normal"/>
    </style:style>
    <style:style style:name="T45" style:family="text">
      <style:text-properties fo:language="none" fo:country="none" fo:font-style="normal" fo:font-weight="normal" officeooo:rsid="00759272" style:font-style-asian="normal" style:font-weight-asian="normal" style:font-style-complex="normal" style:font-weight-complex="normal"/>
    </style:style>
    <style:style style:name="T46" style:family="text">
      <style:text-properties fo:language="none" fo:country="none" fo:font-style="normal" fo:font-weight="normal" officeooo:rsid="00762bee" style:font-style-asian="normal" style:font-weight-asian="normal" style:font-style-complex="normal" style:font-weight-complex="normal"/>
    </style:style>
    <style:style style:name="T47" style:family="text">
      <style:text-properties fo:language="none" fo:country="none" fo:font-style="normal" fo:font-weight="normal" officeooo:rsid="0076e34c" style:font-style-asian="normal" style:font-weight-asian="normal" style:font-style-complex="normal" style:font-weight-complex="normal"/>
    </style:style>
    <style:style style:name="T48" style:family="text">
      <style:text-properties fo:language="none" fo:country="none" fo:font-style="normal" fo:font-weight="normal" officeooo:rsid="007768b2" style:font-style-asian="normal" style:font-weight-asian="normal" style:font-style-complex="normal" style:font-weight-complex="normal"/>
    </style:style>
    <style:style style:name="T49" style:family="text">
      <style:text-properties fo:language="none" fo:country="none" fo:font-style="normal" fo:font-weight="normal" officeooo:rsid="0080a051" style:font-style-asian="normal" style:font-weight-asian="normal" style:font-style-complex="normal" style:font-weight-complex="normal"/>
    </style:style>
    <style:style style:name="T50" style:family="text">
      <style:text-properties fo:language="none" fo:country="none" fo:font-style="normal" fo:font-weight="normal" officeooo:rsid="008429b8" style:font-style-asian="normal" style:font-weight-asian="normal" style:font-style-complex="normal" style:font-weight-complex="normal"/>
    </style:style>
    <style:style style:name="T51" style:family="text">
      <style:text-properties fo:language="none" fo:country="none" fo:font-weight="bold" style:font-weight-asian="bold" style:font-weight-complex="bold"/>
    </style:style>
    <style:style style:name="T52" style:family="text">
      <style:text-properties fo:language="none" fo:country="none" fo:font-style="italic" fo:font-weight="normal" style:font-style-asian="italic" style:font-weight-asian="normal" style:font-style-complex="italic" style:font-weight-complex="normal"/>
    </style:style>
    <style:style style:name="T53" style:family="text">
      <style:text-properties fo:language="none" fo:country="none" fo:font-style="italic" fo:font-weight="normal" officeooo:rsid="0064b266" style:font-style-asian="italic" style:font-weight-asian="normal" style:font-style-complex="italic" style:font-weight-complex="normal"/>
    </style:style>
    <style:style style:name="T54" style:family="text">
      <style:text-properties fo:language="none" fo:country="none" fo:font-weight="normal" officeooo:rsid="006f05d9" style:font-weight-asian="normal" style:font-weight-complex="normal"/>
    </style:style>
    <style:style style:name="T55" style:family="text">
      <style:text-properties officeooo:rsid="00637a36"/>
    </style:style>
    <style:style style:name="T56" style:family="text">
      <style:text-properties fo:font-variant="normal" fo:text-transform="none" fo:color="#404040" loext:opacity="100%" style:font-name="Lato" fo:font-size="9.60000038146973pt" fo:letter-spacing="normal" fo:language="none" fo:country="none" fo:font-style="normal" fo:font-weight="normal" officeooo:rsid="00674496" style:font-style-asian="normal" style:font-weight-asian="normal" style:font-style-complex="normal" style:font-weight-complex="normal"/>
    </style:style>
    <style:style style:name="T57" style:family="text">
      <style:text-properties officeooo:rsid="0070e611"/>
    </style:style>
    <style:style style:name="T58" style:family="text">
      <style:text-properties officeooo:rsid="00794e15"/>
    </style:style>
    <style:style style:name="T59" style:family="text">
      <style:text-properties officeooo:rsid="007b360f"/>
    </style:style>
    <style:style style:name="T60" style:family="text">
      <style:text-properties officeooo:rsid="0089ddb7"/>
    </style:style>
    <style:style style:name="T61" style:family="text">
      <style:text-properties officeooo:rsid="009107ab"/>
    </style:style>
    <style:style style:name="T62" style:family="text">
      <style:text-properties officeooo:rsid="00921e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Part <text:span text:style-name="T5">2</text:span>, Chapter <text:span text:style-name="T15">3</text:span></text:h>
      <text:h text:style-name="P19" text:outline-level="1">What Makes a Strong Password</text:h>
      <text:h text:style-name="P20" text:outline-level="2">Length vs Complexity</text:h>
      <text:p text:style-name="P1">All of the technical details in the previous <text:span text:style-name="T14">sections may or may not be interesting to you, depending on your desire to understand security internals. But those details aren’t simply provided for the sake of technical enjoyment. Understanding how passwords are stored and cracked gives us a better understanding of how to generate a </text:span><text:span text:style-name="T2">strong </text:span><text:span text:style-name="T14">password that can thwart attackers. </text:span></text:p>
      <text:p text:style-name="P2">When it comes to passwords, strength ultimately comes from <text:span text:style-name="T1">entropy</text:span>, or randomness. We know that a cracker must expend computational resources to guess possible passwords, with no way to predict what the password might be based on the hash. <text:span text:style-name="T16">Attackers may try a brute-force approach, which involves trying every possible combination for a given space. But this only works for short passwords, up to around 10 characters. A dictionary attack will try possible phrases from a wordlist and variations on them. In either case, </text:span><text:span text:style-name="T3">entropy</text:span><text:span text:style-name="T16"> works in our favor. The more randomness our password contains, the better. </text:span></text:p>
      <text:p text:style-name="P3">The first key to understanding strong passwords is the relationship of password <text:span text:style-name="T1">length</text:span> and <text:span text:style-name="T1">complexity</text:span> to overall password strength. These factors can contribute to the overall entropy of the password, but in and of themselves don’t necessarily indicate strength. Password complexity, in practical terms, refers to the range of characters available for creating password combinations. For example, lowercase letters, uppercase letters, numbers, and symbols. A password with letters, <text:soft-page-break/>numbers, and symbols is more complex than a password with only lowercase letters. <text:span text:style-name="T17">Length is rather self-explanatory, referring to the total number of characters in the password. A 20 character password is longer than an 8 character password, which we’ll see can make a significant difference in the password’s security. </text:span></text:p>
      <text:p text:style-name="P4">Entropy is the overall goal, but in general, users should prefer password length over pure complexity. When passwords are long, additional complexity can help. But length matters far more for <text:span text:style-name="T55">increasing overall </text:span>entropy in the average case. <text:span text:style-name="T18">This is due to the simple math involved in calculating the overall possible combinations. Don’t worry, we won’t be talking </text:span><text:span text:style-name="T57">about </text:span><text:span text:style-name="T18">difficult math here! </text:span></text:p>
      <text:p text:style-name="P5">The possible combinations for a password of a given length and complexity can be expressed as <text:span text:style-name="T1">c</text:span><text:span text:style-name="T20">l</text:span><text:span text:style-name="T22">, where c is complexity and l is length. For example, let’s say we’ll use only uppercase and lowercase letters for our password, giving a total complexity of 52 characters. Now let’s say we choose a password of 16 characters in length. That means that the total possible combinations for our passphrase is 52</text:span><text:span text:style-name="T19">16</text:span><text:span text:style-name="T22"> = 2.85e+27. That’s a </text:span><text:span text:style-name="T23">lot</text:span><text:span text:style-name="T22"> of guesses for an attacker to compute. In fact, this is completely impractical for even professional password cracking clusters to </text:span><text:span text:style-name="T26">brute force</text:span><text:span text:style-name="T22">. Let’s assume 180 billion guesses per second, referred to as GigaHashes/second in computer nomenclature, from a 25 GPU cluster. In order to brute-force all possible combinations, our cracker would take approximately 503 million years to exhaust all possibilities. Even considering the world’s best supercomputers dedicated to such a task, it’s simply too many combinations to get through in a reasonable amount of tim</text:span><text:span text:style-name="T24">e. </text:span></text:p>
      <text:p text:style-name="P6"><text:span text:style-name="T22">Contrast this with a password that’s short but complex. Let’s say our passphrase will use a combination of upper and lowercase letters, numbers, and a variety of symbols for a total complexity of 92 characters. We’ll choose a length of 8, giving us a total </text:span><text:soft-page-break/><text:span text:style-name="T22">combination space of 92</text:span><text:span text:style-name="T19">8</text:span><text:span text:style-name="T22"> = 5.13e+15. Given that same cracking cluster at 180 GH/s, it would take just 8 hours (7.92 to be more precise) to exhaust every possibility. </text:span></text:p>
      <text:p text:style-name="P7">This stark contrast in cracking time demonstrates the power of exponential increases. Because our calculation is <text:span text:style-name="T1">c</text:span><text:span text:style-name="T20">l</text:span><text:span text:style-name="T22">, length will always factor in much more heavily. The exponent matters more than the base. Sorry to bring math into this security focused book, but understanding this gives us a powerful tool for picking stronger passwords. </text:span><text:span text:style-name="T25">Many people hold the misconception that complexity is the most important; that adding symbols, numbers, and variety in the characters used will offer the most strength. But modern password cracking attacks render those additions largely useless for any password that’s too short. </text:span></text:p>
      <text:h text:style-name="P22" text:outline-level="2">Recommendation #1: Choose Long Passphrases</text:h>
      <text:p text:style-name="P9">Given all of this information on length vs. complexity, the first recommendation is to choose long <text:span text:style-name="T1">passphrases</text:span><text:span text:style-name="T6"> over a short password. If generating your own passphrases, </text:span><text:span text:style-name="T9">select</text:span><text:span text:style-name="T6"> sentences </text:span><text:span text:style-name="T8">built from</text:span><text:span text:style-name="T6"> multiple words that are hopefully fairly unpredictable. For example, choosing a passphrase for your exchange account, something like </text:span><text:span text:style-name="T35">ThisWhereIKeepMyMonay </text:span><text:span text:style-name="T37">would be a fairly strong choice. This passphrase, while it does contain common English words, </text:span><text:span text:style-name="T44">consist</text:span><text:span text:style-name="T49">s</text:span><text:span text:style-name="T37"> of 21 characters. Such a passphrase would be completely resistant to brute-force attacks, but slightly more vulnerable to dictionary-based attacks. <text:s/></text:span><text:span text:style-name="T35">ThisWhereIKeepMyMonay </text:span><text:span text:style-name="T38">is far stronger than, for example, </text:span><text:span text:style-name="T36">B@nk1nG</text:span><text:span text:style-name="T38">,</text:span><text:span text:style-name="T36"> </text:span><text:span text:style-name="T38">even though the latter contains symbols and numbers while the former contains only English words. Modern brute-force and dictionary attacks factor in simple substitutions like @ for a, 1 for i, and so on, </text:span><text:span text:style-name="T39">so they don’t add value.</text:span></text:p>
      <text:h text:style-name="P23" text:outline-level="2"><text:soft-page-break/>Overall Entropy</text:h>
      <text:p text:style-name="P10">While length is more important than complexity in most cases, the overall <text:span text:style-name="T1">entropy</text:span><text:span text:style-name="T6"> of the passphrase is what we want to focus on. Ultimately, we are aiming for a password that is hard for an attacker to guess, whether it is by brute-force or a dictionary-based attack. Remember, professional attackers can easily try 180 billion possible passwords in </text:span><text:span text:style-name="T1">one second</text:span><text:span text:style-name="T6">. A “budget” hacker with a home laptop could still try something like 7 billion per second. </text:span><text:span text:style-name="T7">Every bit of entropy in our favor counts. </text:span></text:p>
      <text:p text:style-name="P14"><text:span text:style-name="T7">H</text:span><text:span text:style-name="T6">uman beings are notoriously bad at entropy, even though we think</text:span><text:span text:style-name="T1"> </text:span><text:span text:style-name="T6">we are good at it. We think that coming up with a phrase like </text:span><text:span text:style-name="T10">SillyMonkeyHat </text:span><text:span text:style-name="T11">is being random, when really it’s just us being </text:span><text:span text:style-name="T12">a little silly for fun. Real entropy is a non-trivial problem in computer science </text:span><text:span text:style-name="T13">and for human beings to comprehend. <text:s text:c="27"/></text:span></text:p>
      <text:h text:style-name="P24" text:outline-level="2" text:is-list-header="true">Recommendation #2 – Generate Passwords <text:span text:style-name="T60">f</text:span>rom a Secure Random Source</text:h>
      <text:p text:style-name="P11"><text:span text:style-name="T11">A </text:span><text:span text:style-name="T4">randomly generated</text:span><text:span text:style-name="T11"> passphrase offers the strongest level of security. Password manager software, or other secure password generators, can use the computer’s cryptographically secure random number generator to fetch entropy, and translate it into a passphrase given certain constraints. </text:span></text:p>
      <text:p text:style-name="P11"><text:span text:style-name="T11">For example, let’s say you want to generate a password for a website that contains uppercase and lowercase letters and numbers, but special characters are not permitted. A 20 character random passphrase offers a high degree of security against brute-force and dictionary attacks. Our password generator may spit out a password like </text:span><text:span text:style-name="T35">KZEEldaGkeOnYm9H4coe</text:span><text:span text:style-name="T37">. This passphrase is not only sufficiently long to thwart even the most powerful brute-force cracking computers, it’s sufficiently complex and high </text:span><text:soft-page-break/><text:span text:style-name="T37">entropy to resist dictionary attacks. There’s nothing in this password that an attacker can predict, or make a reasonable guess at. No book quotes, no common words, just pure random garbage – exactly what we want. </text:span></text:p>
      <text:p text:style-name="Text_20_body"><text:span text:style-name="T43">Sometimes though, we need a passphrase that’s easy for a human to type and remember – but also built from a secure random source. Enter </text:span><text:span text:style-name="T53">diceware</text:span><text:span text:style-name="T43">, an interesting technique for generating high entropy passwords </text:span><text:span text:style-name="T40">that are memorable, </text:span><text:span text:style-name="T45">easy to type</text:span><text:span text:style-name="T40">, </text:span><text:span text:style-name="T41">and consisting of English words. </text:span><text:span text:style-name="T42">This technique uses a </text:span><text:span text:style-name="T46">predetermined</text:span><text:span text:style-name="T42"> dictionary of words in a certain order, so that words can be selected by an index in the list. For example, </text:span><text:span text:style-name="T50">one </text:span><text:span text:style-name="T42">wordlist</text:span><text:span text:style-name="T50"> called Heartsucker</text:span><text:span text:style-name="T42"> contains </text:span><text:span text:style-name="T34">8192</text:span><text:span text:style-name="T56"> </text:span><text:span text:style-name="T42"> words, and the Bitcoin BIP39 list 2048. These odd numbers actually have a reason behind them – the binary number system used in computing.</text:span></text:p>
      <text:p text:style-name="P15"><text:span text:style-name="T42">E</text:span><text:span text:style-name="T37">ach word in the list has an index from 0 - &lt;max words&gt;, or indexes specifically mapped to a number of dice rolls (for example 11111 to 66666). We then generate some entropy from a good random source – either from a computer’s cryptographically secure source, or literal rolling of dice. We could roll </text:span><text:span text:style-name="T47">a </text:span><text:span text:style-name="T37">4 or 8 sided die for binary numbers, or</text:span><text:span text:style-name="T48"> a</text:span><text:span text:style-name="T37"> common six sided die if our list is set up with the right indexes. In any case, we take that entropy and use it to select the appropriate word from our list. The more entropy, the more words. For the binary-number aware, the strange sizes of the diceware wordlists start to make more sense. 2048 words is 2</text:span><text:span text:style-name="T21">11</text:span><text:span text:style-name="T27">, meaning each word </text:span><text:span text:style-name="T28">is generated from 11 bits of entropy. 8192 is 13 bits per word. The more entropy and words we use, the more resistant our password is to cracking. </text:span></text:p>
      <text:p text:style-name="P16"><text:span text:style-name="T28">A </text:span><text:span text:style-name="T27">diceware password might look something like </text:span><text:span text:style-name="T31">BawdyPatWebsterGravy</text:span><text:span text:style-name="T27">. This passphrase is generated using the 8192 word Heartsucker list, with each word selected via 13 bits of entropy. The total entropy of 52 bits is reasonably resistant to most password cracking. There’s again no book quotes or popular </text:span><text:soft-page-break/><text:span text:style-name="T27">media phrases for an attacker to try here. Even though the words are common ones, they are generated from a secure random source rather tha</text:span><text:span text:style-name="T30">n</text:span><text:span text:style-name="T27"> poor human-based entropy. </text:span><text:span text:style-name="T29">We’re simply </text:span><text:span text:style-name="T33">encoding</text:span><text:span text:style-name="T29"> secure entropy using words, not thinking up words on our own. </text:span></text:p>
      <text:h text:style-name="P25" text:outline-level="2">Thinking of Overall Entropy</text:h>
      <text:p text:style-name="P12">Combi<text:span text:style-name="T58">ni</text:span>ng all these techniques and bits of knowledge together, we get a better idea of a sliding scale of security when it comes to password<text:span text:style-name="T59">s</text:span>. Estimating the overall security of a passphrase is a difficult business, but there’s some general guidelines we can think of when evaluating password security. </text:p>
      <text:p text:style-name="P12">First, avoid short passwords, even with complexity substitutions like symbols. Adding a<text:span text:style-name="T61">n</text:span> ! symbol in place of a 1 does nothing to slow down modern password crackers. Next, try to add length to your password if you’re generating <text:span text:style-name="T62">it</text:span> yourself. A sentence is much better than two words, the longer the better. But ideally, generate a truly random password from a secure source. Password managers or other software can generate a random string with your given constraints. If you must have a password that’s memorable or easy to type, use diceware software or physical dice to generate an English phrase that’s high entropy.</text:p>
      <text:p text:style-name="P12">In the end, our hierarchy of passwords looks something like this:</text:p>
      <text:p text:style-name="P13">Bad: <text:span text:style-name="T51">B@nk1nG<text:line-break/></text:span>Better: <text:span text:style-name="T51">ThisWhereIKeepMyMonay<text:line-break/></text:span>Best: <text:span text:style-name="T51">KZEEldaGkeOnYm9H4coe<text:line-break/></text:span><text:span text:style-name="T54">Best: <text:s/></text:span><text:span text:style-name="T32">BawdyPatWebsterGravy</text:span></text:p>
      <text:h text:style-name="P21" text:outline-level="2" text:is-list-header="true"><text:soft-page-break/></text:h>
      <text:h text:style-name="P21" text:outline-level="2">Passwordless Authentication</text:h>
      <text:p text:style-name="P17"><text:span text:style-name="T6">The best way around the security challenges of passwords is to avoid using them altogether. Due to the security risks of passwords, many technology services are moving away from them entirely and instead using </text:span><text:span text:style-name="T1">passwordless</text:span><text:span text:style-name="T6"> authentication. One such example is </text:span><text:span text:style-name="T1">passkeys – </text:span><text:span text:style-name="T6">which use public key cryptography similar to Bitcoin for authentication instead of a known phrase. Passkeys can be set up with a growing number of websites and services, and eliminate much of the hassle of generating and storing strong passphrases. </text:span></text:p>
      <text:p text:style-name="P8">When you create a passkey, your device generates a private and public key pair – similar to a Bitcoin address. The public key is stored by the website or service. Your device retains the private key. When you authenticate to the service, your device uses the private key to sign a challenge. The website can validate that signature using your public key, without having to know your private key at all. You can store your passkeys in a password manager like OnePassword, authenticator apps like Microsoft Authenticator, or even using hardware tokens like the Yubikey. This workflow is not only simpler for the end user, but it is also more secure. </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31T18:02:15.883000000</dc:date>
    <meta:editing-cycles>123</meta:editing-cycles>
    <meta:editing-duration>PT11H58M25S</meta:editing-duration>
    <meta:document-statistic meta:table-count="0" meta:image-count="0" meta:object-count="0" meta:page-count="7" meta:paragraph-count="29" meta:word-count="1821" meta:character-count="11414" meta:non-whitespace-character-count="9569"/>
    <meta:template xlink:type="simple" xlink:actuate="onRequest" xlink:title="" xlink:href="Normal.dotm"/>
  </office:meta>
</office:document-meta>
</file>